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end" style:justify-single-word="false"/>
    </style:style>
    <style:style style:name="P2" style:family="paragraph" style:parent-style-name="Heading_20_3">
      <style:paragraph-properties fo:text-align="end" style:justify-single-word="false"/>
    </style:style>
    <style:style style:name="P3" style:family="paragraph" style:parent-style-name="Heading_20_4">
      <style:paragraph-properties fo:text-align="end" style:justify-single-word="false"/>
    </style:style>
    <style:style style:name="P4" style:family="paragraph" style:parent-style-name="Horizontal_20_Lin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Text_20_body">
      <style:paragraph-properties fo:text-align="end" style:justify-single-word="false"/>
    </style:style>
    <style:style style:name="P7" style:family="paragraph" style:parent-style-name="Text_20_body" style:list-style-name="L1">
      <style:paragraph-properties fo:margin-top="0in" fo:margin-bottom="0in" style:contextual-spacing="false" fo:text-align="end" style:justify-single-word="false"/>
    </style:style>
    <style:style style:name="P8" style:family="paragraph" style:parent-style-name="Text_20_body" style:list-style-name="L1">
      <style:paragraph-properties fo:text-align="end" style:justify-single-word="false"/>
    </style:style>
    <style:style style:name="P9" style:family="paragraph" style:parent-style-name="Text_20_body" style:list-style-name="L2">
      <style:paragraph-properties fo:margin-top="0in" fo:margin-bottom="0in" style:contextual-spacing="false" fo:text-align="end" style:justify-single-word="false"/>
    </style:style>
    <style:style style:name="P10" style:family="paragraph" style:parent-style-name="Text_20_body" style:list-style-name="L2">
      <style:paragraph-properties fo:text-align="end" style:justify-single-word="false"/>
    </style:style>
    <style:style style:name="P11" style:family="paragraph" style:parent-style-name="Text_20_body" style:list-style-name="L3">
      <style:paragraph-properties fo:margin-top="0in" fo:margin-bottom="0in" style:contextual-spacing="false" fo:text-align="end" style:justify-single-word="false"/>
    </style:style>
    <style:style style:name="P12" style:family="paragraph" style:parent-style-name="Text_20_body" style:list-style-name="L3">
      <style:paragraph-properties fo:text-align="end" style:justify-single-word="false"/>
    </style:style>
    <style:style style:name="P13" style:family="paragraph" style:parent-style-name="Text_20_body" style:list-style-name="L4">
      <style:paragraph-properties fo:margin-top="0in" fo:margin-bottom="0in" style:contextual-spacing="false" fo:text-align="end" style:justify-single-word="false"/>
    </style:style>
    <style:style style:name="P14" style:family="paragraph" style:parent-style-name="Text_20_body" style:list-style-name="L4">
      <style:paragraph-properties fo:text-align="end" style:justify-single-word="false"/>
    </style:style>
    <style:style style:name="P15" style:family="paragraph" style:parent-style-name="Text_20_body" style:list-style-name="L5">
      <style:paragraph-properties fo:margin-top="0in" fo:margin-bottom="0in" style:contextual-spacing="false" fo:text-align="end" style:justify-single-word="false"/>
    </style:style>
    <style:style style:name="P16" style:family="paragraph" style:parent-style-name="Text_20_body" style:list-style-name="L5">
      <style:paragraph-properties fo:text-align="end" style:justify-single-word="false"/>
    </style:style>
    <style:style style:name="P17" style:family="paragraph" style:parent-style-name="Text_20_body" style:list-style-name="L6">
      <style:paragraph-properties fo:margin-top="0in" fo:margin-bottom="0in" style:contextual-spacing="false" fo:text-align="end" style:justify-single-word="false"/>
    </style:style>
    <style:style style:name="P18" style:family="paragraph" style:parent-style-name="Text_20_body" style:list-style-name="L6">
      <style:paragraph-properties fo:text-align="end" style:justify-single-word="false"/>
    </style:style>
    <style:style style:name="P19" style:family="paragraph" style:parent-style-name="Text_20_body" style:list-style-name="L7">
      <style:paragraph-properties fo:margin-top="0in" fo:margin-bottom="0in" style:contextual-spacing="false" fo:text-align="end" style:justify-single-word="false"/>
    </style:style>
    <style:style style:name="P20" style:family="paragraph" style:parent-style-name="Text_20_body" style:list-style-name="L7">
      <style:paragraph-properties fo:text-align="end" style:justify-single-word="false"/>
    </style:style>
    <style:style style:name="P21" style:family="paragraph" style:parent-style-name="Text_20_body" style:list-style-name="L8">
      <style:paragraph-properties fo:margin-top="0in" fo:margin-bottom="0in" style:contextual-spacing="false" fo:text-align="end" style:justify-single-word="false"/>
    </style:style>
    <style:style style:name="P22" style:family="paragraph" style:parent-style-name="Text_20_body" style:list-style-name="L8">
      <style:paragraph-properties fo:text-align="end" style:justify-single-word="false"/>
    </style:style>
    <style:style style:name="P23" style:family="paragraph" style:parent-style-name="Text_20_body" style:list-style-name="L9">
      <style:paragraph-properties fo:text-align="end" style:justify-single-word="false"/>
    </style:style>
    <style:style style:name="P24" style:family="paragraph" style:parent-style-name="Text_20_body" style:list-style-name="L10">
      <style:paragraph-properties fo:text-align="end" style:justify-single-word="false"/>
    </style:style>
    <style:style style:name="P25" style:family="paragraph" style:parent-style-name="Text_20_body" style:list-style-name="L11">
      <style:paragraph-properties fo:text-align="end" style:justify-single-word="false"/>
    </style:style>
    <style:style style:name="P26" style:family="paragraph" style:parent-style-name="Text_20_body" style:list-style-name="L11">
      <style:paragraph-properties fo:margin-top="0in" fo:margin-bottom="0in" style:contextual-spacing="false" fo:text-align="end" style:justify-single-word="false"/>
    </style:style>
    <style:style style:name="P27" style:family="paragraph" style:parent-style-name="Text_20_body" style:list-style-name="L12">
      <style:paragraph-properties fo:margin-top="0in" fo:margin-bottom="0in" style:contextual-spacing="false" fo:text-align="end" style:justify-single-word="false"/>
    </style:style>
    <style:style style:name="P28" style:family="paragraph" style:parent-style-name="Text_20_body" style:list-style-name="L12">
      <style:paragraph-properties fo:text-align="end" style:justify-single-word="false"/>
    </style:style>
    <style:style style:name="P29" style:family="paragraph" style:parent-style-name="Text_20_body" style:list-style-name="L13">
      <style:paragraph-properties fo:margin-top="0in" fo:margin-bottom="0in" style:contextual-spacing="false" fo:text-align="end" style:justify-single-word="false"/>
    </style:style>
    <style:style style:name="P30" style:family="paragraph" style:parent-style-name="Text_20_body" style:list-style-name="L13">
      <style:paragraph-properties fo:text-align="end" style:justify-single-word="false"/>
    </style:style>
    <style:style style:name="P31" style:family="paragraph" style:parent-style-name="Text_20_body" style:list-style-name="L14">
      <style:paragraph-properties fo:text-align="end" style:justify-single-word="false"/>
    </style:style>
    <style:style style:name="P32" style:family="paragraph" style:parent-style-name="Text_20_body" style:list-style-name="L15">
      <style:paragraph-properties fo:text-align="end" style:justify-single-word="false"/>
    </style:style>
    <style:style style:name="P33" style:family="paragraph" style:parent-style-name="Text_20_body" style:list-style-name="L15">
      <style:paragraph-properties fo:margin-top="0in" fo:margin-bottom="0in" style:contextual-spacing="false" fo:text-align="end" style:justify-single-word="false"/>
    </style:style>
    <style:style style:name="P34" style:family="paragraph" style:parent-style-name="Text_20_body" style:list-style-name="L16">
      <style:paragraph-properties fo:text-align="end" style:justify-single-word="false"/>
    </style:style>
    <style:style style:name="P35" style:family="paragraph" style:parent-style-name="Text_20_body" style:list-style-name="L16">
      <style:paragraph-properties fo:margin-top="0in" fo:margin-bottom="0in" style:contextual-spacing="false" fo:text-align="end" style:justify-single-word="false"/>
    </style:style>
    <style:style style:name="P36" style:family="paragraph" style:parent-style-name="Text_20_body" style:list-style-name="L17">
      <style:paragraph-properties fo:text-align="end" style:justify-single-word="false"/>
    </style:style>
    <style:style style:name="P37" style:family="paragraph" style:parent-style-name="Text_20_body" style:list-style-name="L17">
      <style:paragraph-properties fo:margin-top="0in" fo:margin-bottom="0in" style:contextual-spacing="false" fo:text-align="end" style:justify-single-word="false"/>
    </style:style>
    <style:style style:name="P38" style:family="paragraph" style:parent-style-name="Text_20_body" style:list-style-name="L18">
      <style:paragraph-properties fo:margin-top="0in" fo:margin-bottom="0in" style:contextual-spacing="false" fo:text-align="end" style:justify-single-word="false"/>
    </style:style>
    <style:style style:name="P39" style:family="paragraph" style:parent-style-name="Text_20_body" style:list-style-name="L18">
      <style:paragraph-properties fo:text-align="end" style:justify-single-word="false"/>
    </style:style>
    <style:style style:name="P40" style:family="paragraph" style:parent-style-name="Text_20_body" style:list-style-name="L19">
      <style:paragraph-properties fo:margin-top="0in" fo:margin-bottom="0in" style:contextual-spacing="false" fo:text-align="end" style:justify-single-word="false"/>
    </style:style>
    <style:style style:name="P41" style:family="paragraph" style:parent-style-name="Text_20_body" style:list-style-name="L19">
      <style:paragraph-properties fo:text-align="end" style:justify-single-word="false"/>
    </style:style>
    <style:style style:name="P42" style:family="paragraph" style:parent-style-name="Text_20_body" style:list-style-name="L20">
      <style:paragraph-properties fo:margin-top="0in" fo:margin-bottom="0in" style:contextual-spacing="false" fo:text-align="end" style:justify-single-word="false"/>
    </style:style>
    <style:style style:name="P43" style:family="paragraph" style:parent-style-name="Text_20_body" style:list-style-name="L20">
      <style:paragraph-properties fo:text-align="end" style:justify-single-word="false"/>
    </style:style>
    <style:style style:name="P44" style:family="paragraph" style:parent-style-name="Text_20_body" style:list-style-name="L21">
      <style:paragraph-properties fo:margin-top="0in" fo:margin-bottom="0in" style:contextual-spacing="false" fo:text-align="end" style:justify-single-word="false"/>
    </style:style>
    <style:style style:name="P45" style:family="paragraph" style:parent-style-name="Text_20_body" style:list-style-name="L21">
      <style:paragraph-properties fo:text-align="end" style:justify-single-word="false"/>
    </style:style>
    <style:style style:name="P46" style:family="paragraph" style:parent-style-name="Text_20_body" style:list-style-name="L22">
      <style:paragraph-properties fo:margin-top="0in" fo:margin-bottom="0in" style:contextual-spacing="false" fo:text-align="end" style:justify-single-word="false"/>
    </style:style>
    <style:style style:name="P47" style:family="paragraph" style:parent-style-name="Text_20_body" style:list-style-name="L22">
      <style:paragraph-properties fo:text-align="end" style:justify-single-word="false"/>
    </style:style>
    <style:style style:name="P48" style:family="paragraph" style:parent-style-name="Text_20_body" style:list-style-name="L23">
      <style:paragraph-properties fo:margin-top="0in" fo:margin-bottom="0in" style:contextual-spacing="false" fo:text-align="end" style:justify-single-word="false"/>
    </style:style>
    <style:style style:name="P49" style:family="paragraph" style:parent-style-name="Text_20_body" style:list-style-name="L23">
      <style:paragraph-properties fo:text-align="end" style:justify-single-word="false"/>
    </style:style>
    <style:style style:name="P50" style:family="paragraph" style:parent-style-name="Text_20_body" style:list-style-name="L24">
      <style:paragraph-properties fo:margin-top="0in" fo:margin-bottom="0in" style:contextual-spacing="false" fo:text-align="end" style:justify-single-word="false"/>
    </style:style>
    <style:style style:name="P51" style:family="paragraph" style:parent-style-name="Text_20_body" style:list-style-name="L24">
      <style:paragraph-properties fo:text-align="end" style:justify-single-word="false"/>
    </style:style>
    <style:style style:name="P52" style:family="paragraph" style:parent-style-name="Text_20_body" style:list-style-name="L25">
      <style:paragraph-properties fo:margin-top="0in" fo:margin-bottom="0in" style:contextual-spacing="false" fo:text-align="end" style:justify-single-word="false"/>
    </style:style>
    <style:style style:name="P53" style:family="paragraph" style:parent-style-name="Text_20_body" style:list-style-name="L25">
      <style:paragraph-properties fo:text-align="end" style:justify-single-word="false"/>
    </style:style>
    <style:style style:name="P54" style:family="paragraph" style:parent-style-name="Text_20_body" style:list-style-name="L26">
      <style:paragraph-properties fo:margin-top="0in" fo:margin-bottom="0in" style:contextual-spacing="false" fo:text-align="end" style:justify-single-word="false"/>
    </style:style>
    <style:style style:name="P55" style:family="paragraph" style:parent-style-name="Text_20_body" style:list-style-name="L26">
      <style:paragraph-properties fo:text-align="end" style:justify-single-word="false"/>
    </style:style>
    <style:style style:name="P56" style:family="paragraph" style:parent-style-name="Text_20_body" style:list-style-name="L27">
      <style:paragraph-properties fo:margin-top="0in" fo:margin-bottom="0in" style:contextual-spacing="false" fo:text-align="end" style:justify-single-word="false"/>
    </style:style>
    <style:style style:name="P57" style:family="paragraph" style:parent-style-name="Text_20_body" style:list-style-name="L27">
      <style:paragraph-properties fo:text-align="end" style:justify-single-word="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ضرب‌کننده‌های تقریبی (Approximate Multipliers) یک موضوع جذاب در طراحی مدارهای منطقی هستند، مخصوصاً برای کاربردهایی که دقت کامل ضروری نیست، مثل پردازش تصویر، یادگیری ماشین، و سیستم‌های سیگنال دیجیتال. بهینه‌سازی یک ضرب‌کننده معمولاً شامل کاهش توان مصرفی، زمان تاخیر (delay)، یا سطح مدار (area) است، در حالی که خطای قابل‌قبولی در خروجی پذیرفته می‌شود. برای شروع بهینه‌سازی، باید به چند مرحله کلیدی توجه کنی:</text:p>
      <text:p text:style-name="P4"/>
      <text:h text:style-name="P2" text:outline-level="3">1. <text:span text:style-name="Strong_20_Emphasis">تحلیل نیازها و محدودیت‌ها</text:span></text:h>
      <text:list xml:id="list959493063" text:style-name="L1">
        <text:list-item>
          <text:p text:style-name="P7">مشخص کن که دقت چقدر اهمیت دارد. آیا خطای نسبی (Relative Error) یا مطلق (Absolute Error) مهم‌تر است؟</text:p>
        </text:list-item>
        <text:list-item>
          <text:p text:style-name="P7">چه چیزی بیشتر اهمیت دارد؟ مصرف توان، سرعت یا اندازه مدار؟</text:p>
        </text:list-item>
        <text:list-item>
          <text:p text:style-name="P8">چه تعداد بیت برای ورودی‌ها و خروجی‌ها نیاز است؟</text:p>
        </text:list-item>
      </text:list>
      <text:p text:style-name="P4"/>
      <text:h text:style-name="P2" text:outline-level="3">2. <text:span text:style-name="Strong_20_Emphasis">انتخاب معماری مناسب</text:span></text:h>
      <text:p text:style-name="P6">معماری ضرب‌کننده‌های تقریبی می‌تواند تأثیر بزرگی بر کارایی داشته باشد. برخی روش‌های رایج:</text:p>
      <text:list xml:id="list613005831" text:style-name="L2">
        <text:list-item>
          <text:p text:style-name="P9"><text:span text:style-name="Strong_20_Emphasis">حذف یا تقریب بخشی از بیت‌ها:</text:span> مثلاً بخشی از ضرب در بیت‌های پایین‌تر را حذف کنی تا محاسبات ساده‌تر شوند.</text:p>
        </text:list-item>
        <text:list-item>
          <text:p text:style-name="P9"><text:span text:style-name="Strong_20_Emphasis">تقسیم ماتریس ضرب:</text:span> بیت‌های ورودی را به بخش‌های کوچک‌تر تقسیم کن و فقط بخش‌های مهم‌تر را دقیق‌تر محاسبه کن.</text:p>
        </text:list-item>
        <text:list-item>
          <text:p text:style-name="P9"><text:span text:style-name="Strong_20_Emphasis">استفاده از الگوریتم‌های تقریبی:</text:span> مثلاً استفاده از ضرب‌کننده‌های مبتنی بر جمع و تقریب.</text:p>
        </text:list-item>
        <text:list-item>
          <text:p text:style-name="P10"><text:span text:style-name="Strong_20_Emphasis">Approximate Adders در داخل ضرب‌کننده:</text:span> جمع‌کننده‌هایی با خطای قابل قبول، زمان تاخیر یا توان مصرفی کمتری دارند.</text:p>
        </text:list-item>
      </text:list>
      <text:p text:style-name="P4"/>
      <text:h text:style-name="P2" text:outline-level="3">3. <text:span text:style-name="Strong_20_Emphasis">تحلیل خطا</text:span></text:h>
      <text:p text:style-name="P6">باید اثرات خطاهای تقریبی را تحلیل کنی:</text:p>
      <text:list xml:id="list3419453976" text:style-name="L3">
        <text:list-item>
          <text:p text:style-name="P11"><text:span text:style-name="Strong_20_Emphasis">اندازه‌گیری دقت:</text:span> از معیارهایی مثل MSE (Mean Square Error)، MAE (Mean Absolute Error) یا ER (Error Rate) استفاده کن.</text:p>
        </text:list-item>
        <text:list-item>
          <text:p text:style-name="P12"><text:span text:style-name="Strong_20_Emphasis">بررسی حساسیت خروجی به خطاها:</text:span> بعضی بیت‌ها تأثیر بیشتری بر نتیجه نهایی دارند؛ باید طراحی طوری باشد که این بیت‌ها دقت بیشتری داشته باشند.</text:p>
        </text:list-item>
      </text:list>
      <text:p text:style-name="P4"/>
      <text:h text:style-name="P2" text:outline-level="3">4. <text:span text:style-name="Strong_20_Emphasis">طراحی و شبیه‌سازی</text:span></text:h>
      <text:p text:style-name="P6">ابزارهایی مثل Verilog یا VHDL می‌توانند برای طراحی و شبیه‌سازی مدار مفید باشند.</text:p>
      <text:list xml:id="list1717968024" text:style-name="L4">
        <text:list-item>
          <text:p text:style-name="P13"><text:span text:style-name="Strong_20_Emphasis">مدل‌سازی ضرب‌کننده تقریبی:</text:span> رفتار مدار را در سطوح مختلف انتزاع (RTL یا Gate-level) طراحی کن.</text:p>
        </text:list-item>
        <text:list-item>
          <text:p text:style-name="P14"><text:span text:style-name="Strong_20_Emphasis">شبیه‌سازی و بررسی کارایی:</text:span> ابزارهایی مثل ModelSim یا Vivado می‌توانند کمک کنند.</text:p>
        </text:list-item>
      </text:list>
      <text:p text:style-name="P4"/>
      <text:h text:style-name="P2" text:outline-level="3"><text:soft-page-break/>5. <text:span text:style-name="Strong_20_Emphasis">بهینه‌سازی</text:span></text:h>
      <text:p text:style-name="P6">با تحلیل نتایج شبیه‌سازی، طراحی را بهینه کن:</text:p>
      <text:list xml:id="list3841132705" text:style-name="L5">
        <text:list-item>
          <text:p text:style-name="P15"><text:span text:style-name="Strong_20_Emphasis">کاهش توان:</text:span> از تکنیک‌هایی مثل خاموش کردن بخشی از مدارها یا استفاده از معماری‌های ساده‌تر استفاده کن.</text:p>
        </text:list-item>
        <text:list-item>
          <text:p text:style-name="P15"><text:span text:style-name="Strong_20_Emphasis">کاهش زمان تاخیر:</text:span> مسیرهای حیاتی (Critical Paths) را کوتاه‌تر کن.</text:p>
        </text:list-item>
        <text:list-item>
          <text:p text:style-name="P16"><text:span text:style-name="Strong_20_Emphasis">کاهش سطح مدار:</text:span> تعداد گیت‌ها را کاهش بده.</text:p>
        </text:list-item>
      </text:list>
      <text:p text:style-name="P4"/>
      <text:h text:style-name="P2" text:outline-level="3">6. <text:span text:style-name="Strong_20_Emphasis">ابزارها و تکنولوژی‌های پیشنهادی</text:span></text:h>
      <text:list xml:id="list1337563591" text:style-name="L6">
        <text:list-item>
          <text:p text:style-name="P17"><text:span text:style-name="Strong_20_Emphasis">شبیه‌سازی و تحلیل:</text:span> MATLAB، Python (مثلاً با NumPy برای شبیه‌سازی اولیه).</text:p>
        </text:list-item>
        <text:list-item>
          <text:p text:style-name="P17"><text:span text:style-name="Strong_20_Emphasis">طراحی سخت‌افزار:</text:span> Verilog/VHDL، Cadence، یا Vivado.</text:p>
        </text:list-item>
        <text:list-item>
          <text:p text:style-name="P18"><text:span text:style-name="Strong_20_Emphasis">ارزیابی:</text:span> استفاده از Spice یا HSPICE برای بررسی توان و تاخیر.</text:p>
        </text:list-item>
      </text:list>
      <text:p text:style-name="P5"><text:line-break/><text:line-break/><text:line-break/><text:line-break/><text:line-break/><text:line-break/><text:line-break/><text:line-break/><text:line-break/><text:line-break/><text:span text:style-name="Strong_20_Emphasis">مرحله 2: انتخاب معماری ضرب‌کننده تقریبی</text:span></text:p>
      <text:p text:style-name="P6">در طراحی ضرب‌کننده تقریبی، معماری‌های مختلفی وجود دارد که می‌توان استفاده کرد. موارد زیر را در نظر بگیر:</text:p>
      <text:h text:style-name="P2" text:outline-level="3"><text:span text:style-name="Strong_20_Emphasis">الف) حذف بیت‌های کم‌اهمیت (Truncated Multipliers):</text:span></text:h>
      <text:list xml:id="list313778101" text:style-name="L7">
        <text:list-item>
          <text:p text:style-name="P19">برخی از بیت‌های کم‌اهمیت ورودی یا خروجی حذف می‌شوند.</text:p>
        </text:list-item>
        <text:list-item>
          <text:p text:style-name="P19">این روش ساده است و منجر به کاهش سطح مدار می‌شود.</text:p>
        </text:list-item>
        <text:list-item>
          <text:p text:style-name="P20">مناسب برای کاربردهایی که دقت پایین در بیت‌های کمتر اهمیت دارد.</text:p>
        </text:list-item>
      </text:list>
      <text:h text:style-name="P2" text:outline-level="3"><text:span text:style-name="Strong_20_Emphasis">ب) معماری‌های جزئی (Partial Product Reduction):</text:span></text:h>
      <text:list xml:id="list2379939748" text:style-name="L8">
        <text:list-item>
          <text:p text:style-name="P21">ضرب‌کننده معمولاً ماتریسی از محصولات جزئی ایجاد می‌کند.</text:p>
        </text:list-item>
        <text:list-item>
          <text:p text:style-name="P22">در معماری تقریبی، برخی از محصولات جزئی حذف یا تخمین زده می‌شوند.</text:p>
        </text:list-item>
      </text:list>
      <text:h text:style-name="P2" text:outline-level="3"><text:span text:style-name="Strong_20_Emphasis">ج) استفاده از جمع‌کننده‌های تقریبی (Approximate Adders):</text:span></text:h>
      <text:list xml:id="list2331570450" text:style-name="L9">
        <text:list-item>
          <text:p text:style-name="P23">در فرآیند جمع کردن محصولات جزئی، از جمع‌کننده‌های تقریبی استفاده می‌شود که خطای قابل‌قبولی دارند ولی توان و تاخیر کمتری نیاز دارند.</text:p>
        </text:list-item>
      </text:list>
      <text:h text:style-name="P2" text:outline-level="3"><text:span text:style-name="Strong_20_Emphasis">د) ضرب‌کننده با تقریب الگوریتمی:</text:span></text:h>
      <text:list xml:id="list3958505838" text:style-name="L10">
        <text:list-item>
          <text:p text:style-name="P24">روش‌هایی مثل الگوریتم Booth یا روش‌های مبتنی بر جمع و تقریب که پیچیدگی مدار را کاهش می‌دهند.</text:p>
        </text:list-item>
      </text:list>
      <text:p text:style-name="P5"><text:soft-page-break/><text:line-break/><text:line-break/>قبل از ادامه کار، لازم است میزان خطای ایجاد شده را تحلیل کنی.</text:p>
      <text:list xml:id="list1025581964" text:style-name="L11">
        <text:list-item>
          <text:p text:style-name="P25"><text:span text:style-name="Strong_20_Emphasis">معیارهای خطا:</text:span></text:p>
          <text:list>
            <text:list-item>
              <text:p text:style-name="P26"><text:span text:style-name="Strong_20_Emphasis">Mean Absolute Error (MAE):</text:span> متوسط قدرمطلق خطا.</text:p>
            </text:list-item>
            <text:list-item>
              <text:p text:style-name="P26"><text:span text:style-name="Strong_20_Emphasis">Mean Squared Error (MSE):</text:span> مربع میانگین خطاها.</text:p>
            </text:list-item>
            <text:list-item>
              <text:p text:style-name="P26"><text:span text:style-name="Strong_20_Emphasis">Error Rate (ER):</text:span> نسبت تعداد خروجی‌های اشتباه به کل خروجی‌ها.</text:p>
            </text:list-item>
            <text:list-item>
              <text:p text:style-name="P26"><text:span text:style-name="Strong_20_Emphasis">Peak Signal-to-Noise Ratio (PSNR):</text:span> برای کاربردهایی مثل پردازش تصویر.</text:p>
            </text:list-item>
          </text:list>
        </text:list-item>
        <text:list-item>
          <text:p text:style-name="P25"><text:span text:style-name="Strong_20_Emphasis">حساسیت بیت‌ها:</text:span> بیت‌های بالاتر (بیت‌های سمت چپ‌تر) تأثیر بیشتری روی خروجی دارند. هنگام طراحی، باید دقت بیشتری به این بیت‌ها داده شود.</text:p>
        </text:list-item>
      </text:list>
      <text:p text:style-name="P5"><text:line-break/><text:line-break/><text:line-break/><text:span text:style-name="Strong_20_Emphasis">الف) طراحی در سطح RTL:</text:span></text:p>
      <text:list xml:id="list3622466792" text:style-name="L12">
        <text:list-item>
          <text:p text:style-name="P27">از زبان‌هایی مانند Verilog یا VHDL استفاده کن.</text:p>
        </text:list-item>
        <text:list-item>
          <text:p text:style-name="P28">معماری ساده‌ای طراحی کن و قسمت‌هایی که باید تقریبی باشند را مشخص کن.</text:p>
        </text:list-item>
      </text:list>
      <text:h text:style-name="P2" text:outline-level="3"><text:span text:style-name="Strong_20_Emphasis">ب) شبیه‌سازی با ابزارها:</text:span></text:h>
      <text:list xml:id="list3698814544" text:style-name="L13">
        <text:list-item>
          <text:p text:style-name="P29">ابزارهایی مانند ModelSim یا Vivado برای شبیه‌سازی مدار منطقی.</text:p>
        </text:list-item>
        <text:list-item>
          <text:p text:style-name="P30">مطمئن شو که خطای خروجی در محدوده مورد نظر قرار دارد.</text:p>
        </text:list-item>
      </text:list>
      <text:h text:style-name="P2" text:outline-level="3"><text:span text:style-name="Strong_20_Emphasis">ج) بهینه‌سازی اولیه:</text:span></text:h>
      <text:list xml:id="list3802628607" text:style-name="L14">
        <text:list-item>
          <text:p text:style-name="P31">با تغییر معماری، بیت‌های حذف شده، یا جمع‌کننده‌های تقریبی، طراحی را بهینه کن.</text:p>
        </text:list-item>
      </text:list>
      <text:p text:style-name="P4"/>
      <text:h text:style-name="P1" text:outline-level="2"><text:span text:style-name="Strong_20_Emphasis">مرحله 5: شبیه‌سازی و ارزیابی کارایی</text:span></text:h>
      <text:list xml:id="list2297261834" text:style-name="L15">
        <text:list-item>
          <text:p text:style-name="P32"><text:span text:style-name="Strong_20_Emphasis">شبیه‌سازی عملکرد:</text:span></text:p>
          <text:list>
            <text:list-item>
              <text:p text:style-name="P33">ورودی‌های مختلفی به مدار بده و خروجی‌ها را ثبت کن.</text:p>
            </text:list-item>
            <text:list-item>
              <text:p text:style-name="P33">خطاهای خروجی را نسبت به ضرب‌کننده دقیق تحلیل کن.</text:p>
            </text:list-item>
          </text:list>
        </text:list-item>
        <text:list-item>
          <text:p text:style-name="P32"><text:span text:style-name="Strong_20_Emphasis">ارزیابی پارامترهای مدار:</text:span></text:p>
          <text:list>
            <text:list-item>
              <text:p text:style-name="P33"><text:span text:style-name="Strong_20_Emphasis">تاخیر (Delay):</text:span> مسیرهای بحرانی را شناسایی کن و تلاش کن زمان آن‌ها را کاهش دهی.</text:p>
            </text:list-item>
            <text:list-item>
              <text:p text:style-name="P33"><text:span text:style-name="Strong_20_Emphasis">توان مصرفی (Power):</text:span> استفاده از ابزارهایی مانند Cadence یا HSPICE برای تحلیل توان.</text:p>
            </text:list-item>
            <text:list-item>
              <text:p text:style-name="P32"><text:span text:style-name="Strong_20_Emphasis">مساحت مدار (Area):</text:span> تعداد گیت‌ها و منابع استفاده‌شده را بررسی کن.</text:p>
            </text:list-item>
          </text:list>
        </text:list-item>
      </text:list>
      <text:p text:style-name="P4"/>
      <text:h text:style-name="P1" text:outline-level="2"><text:span text:style-name="Strong_20_Emphasis">مرحله 6: بهینه‌سازی مدار</text:span></text:h>
      <text:list xml:id="list172056961" text:style-name="L16">
        <text:list-item>
          <text:p text:style-name="P34"><text:span text:style-name="Strong_20_Emphasis">کاهش تاخیر:</text:span></text:p>
          <text:list>
            <text:list-item>
              <text:p text:style-name="P35"><text:soft-page-break/>حذف مسیرهای بحرانی.</text:p>
            </text:list-item>
            <text:list-item>
              <text:p text:style-name="P35">استفاده از معماری‌های سریع‌تر مانند Wallace Tree یا Dadda Tree.</text:p>
            </text:list-item>
          </text:list>
        </text:list-item>
        <text:list-item>
          <text:p text:style-name="P34"><text:span text:style-name="Strong_20_Emphasis">کاهش توان:</text:span></text:p>
          <text:list>
            <text:list-item>
              <text:p text:style-name="P35">استفاده از تکنیک‌های خاموش‌سازی مدارهای بلااستفاده.</text:p>
            </text:list-item>
            <text:list-item>
              <text:p text:style-name="P35">کاهش تعداد سوئیچ‌های منطقی در مدار.</text:p>
            </text:list-item>
          </text:list>
        </text:list-item>
        <text:list-item>
          <text:p text:style-name="P34"><text:span text:style-name="Strong_20_Emphasis">کاهش سطح مدار:</text:span></text:p>
          <text:list>
            <text:list-item>
              <text:p text:style-name="P35">استفاده از گیت‌های منطقی ساده‌تر.</text:p>
            </text:list-item>
            <text:list-item>
              <text:p text:style-name="P34">حذف مدارهای اضافی و بیت‌های کم‌اهمیت.</text:p>
            </text:list-item>
          </text:list>
        </text:list-item>
      </text:list>
      <text:p text:style-name="P4"/>
      <text:h text:style-name="P1" text:outline-level="2"><text:span text:style-name="Strong_20_Emphasis">مرحله 7: تست و اعتبارسنجی</text:span></text:h>
      <text:list xml:id="list473230155" text:style-name="L17">
        <text:list-item>
          <text:p text:style-name="P36"><text:span text:style-name="Strong_20_Emphasis">اعتبارسنجی عملیاتی:</text:span></text:p>
          <text:list>
            <text:list-item>
              <text:p text:style-name="P37">مدار را در شرایط واقعی با داده‌های واقعی تست کن.</text:p>
            </text:list-item>
            <text:list-item>
              <text:p text:style-name="P37">تأثیر خطاها را بر کاربرد نهایی بررسی کن (مثلاً آیا کیفیت تصویر خروجی قابل قبول است؟).</text:p>
            </text:list-item>
          </text:list>
        </text:list-item>
        <text:list-item>
          <text:p text:style-name="P36"><text:span text:style-name="Strong_20_Emphasis">مقایسه با طراحی‌های دیگر:</text:span></text:p>
          <text:list>
            <text:list-item>
              <text:p text:style-name="P36">طراحی خود را با سایر معماری‌های ضرب‌کننده دقیق و تقریبی مقایسه کن.</text:p>
            </text:list-item>
          </text:list>
        </text:list-item>
      </text:list>
      <text:p text:style-name="P5"><text:line-break/><text:line-break/><text:line-break/><text:span text:style-name="Strong_20_Emphasis">تحلیل خطا</text:span> در طراحی ضرب‌کننده‌های تقریبی یکی از مهم‌ترین مراحل است، زیرا هدف این است که خطاها در حد قابل قبول باقی بمانند و تأثیر آن‌ها روی کارایی کلی سیستم حداقل باشد. در ادامه، این موضوع را به طور کامل شرح می‌دهم.</text:p>
      <text:p text:style-name="P4"/>
      <text:h text:style-name="P2" text:outline-level="3"><text:span text:style-name="Strong_20_Emphasis">1. اهمیت تحلیل خطا</text:span></text:h>
      <text:p text:style-name="P6">تحلیل خطا برای این است که بفهمیم:</text:p>
      <text:list xml:id="list3666291639" text:style-name="L18">
        <text:list-item>
          <text:p text:style-name="P38">چگونه تغییرات تقریبی در طراحی بر خروجی مدار تأثیر می‌گذارند.</text:p>
        </text:list-item>
        <text:list-item>
          <text:p text:style-name="P38">آیا این خطاها در کاربرد نهایی قابل قبول هستند یا خیر.</text:p>
        </text:list-item>
        <text:list-item>
          <text:p text:style-name="P39">چه بخش‌هایی از طراحی می‌توانند بهینه‌تر شوند بدون افزایش غیرقابل قبول خطا.</text:p>
        </text:list-item>
      </text:list>
      <text:p text:style-name="P4"/>
      <text:h text:style-name="P2" text:outline-level="3"><text:span text:style-name="Strong_20_Emphasis">2. انواع خطاها</text:span></text:h>
      <text:p text:style-name="P6">خطاها در ضرب‌کننده‌های تقریبی معمولاً به شکل زیر تعریف می‌شوند:</text:p>
      <text:h text:style-name="P3" text:outline-level="4"><text:span text:style-name="Strong_20_Emphasis">الف) خطای مطلق (Absolute Error - AE):</text:span></text:h>
      <text:p text:style-name="P6">اختلاف مقدار خروجی واقعی و مقدار خروجی ایده‌آل (دقیق).<text:line-break/>AE=∣Yapprox​−Yexact​∣<text:line-break/>این معیار نشان می‌دهد که ضرب‌کننده چقدر از مقدار ایده‌آل فاصله دارد.</text:p>
      <text:h text:style-name="P3" text:outline-level="4"><text:soft-page-break/><text:span text:style-name="Strong_20_Emphasis">ب) خطای نسبی (Relative Error - RE):</text:span></text:h>
      <text:p text:style-name="P6">خطای مطلق نسبت به مقدار دقیق.<text:line-break/>RE=∣Yexact​∣∣Yapprox​−Yexact​∣​×100%<text:line-break/>مفید برای سنجش تأثیر خطا در مقیاس درصد.</text:p>
      <text:h text:style-name="P3" text:outline-level="4"><text:span text:style-name="Strong_20_Emphasis">ج) نرخ خطا (Error Rate - ER):</text:span></text:h>
      <text:p text:style-name="P6">نسبت تعداد خروجی‌های اشتباه به کل آزمایش‌ها.<text:line-break/> of incorrect outputs outputsER=Total outputsNumber of incorrect outputs​×100%<text:line-break/>این معیار به‌خصوص برای کاربردهایی که فقط درصدی از خروجی‌ها ممکن است اشتباه باشند مفید است.</text:p>
      <text:h text:style-name="P3" text:outline-level="4"><text:span text:style-name="Strong_20_Emphasis">د) میانگین خطای مطلق (Mean Absolute Error - MAE):</text:span></text:h>
      <text:p text:style-name="P6">میانگین مقادیر خطای مطلق در تمام خروجی‌ها.<text:line-break/>MAE=N1​∑i=1N​∣Yapprox​(i)−Yexact​(i)∣</text:p>
      <text:h text:style-name="P3" text:outline-level="4"><text:span text:style-name="Strong_20_Emphasis">هـ) میانگین مربعات خطا (Mean Squared Error - MSE):</text:span></text:h>
      <text:p text:style-name="P6">میانگین مربعات اختلاف بین خروجی تقریبی و خروجی دقیق.<text:line-break/>MSE=N1​∑i=1N​(Yapprox​(i)−Yexact​(i))2<text:line-break/>این معیار تأثیر خطاهای بزرگ را بیشتر نشان می‌دهد.</text:p>
      <text:h text:style-name="P3" text:outline-level="4"><text:span text:style-name="Strong_20_Emphasis">و) حداکثر خطا (Maximum Error):</text:span></text:h>
      <text:p text:style-name="P6">بزرگ‌ترین اختلاف بین مقدار تقریبی و مقدار دقیق.</text:p>
      <text:p text:style-name="P4"/>
      <text:h text:style-name="P2" text:outline-level="3"><text:span text:style-name="Strong_20_Emphasis">3. حساسیت بیت‌ها به خطا</text:span></text:h>
      <text:p text:style-name="P6">تمام بیت‌های ورودی یا خروجی به یک اندازه روی خطا تأثیر ندارند:</text:p>
      <text:list xml:id="list3219057646" text:style-name="L19">
        <text:list-item>
          <text:p text:style-name="P40">بیت‌های با وزن بالاتر (بیت‌های چپ‌تر در سیستم باینری) تأثیر بیشتری بر خروجی دارند.<text:line-break/><text:span text:style-name="Strong_20_Emphasis">مثال:</text:span> در عدد 8 بیتی، خطا در بیت 7 (با ارزش 128) اهمیت بیشتری نسبت به بیت 0 (با ارزش 1) دارد.</text:p>
        </text:list-item>
        <text:list-item>
          <text:p text:style-name="P41">در طراحی‌های تقریبی، باید دقت بیشتری به بیت‌های با اهمیت بالاتر بدهیم و بیت‌های کم‌اهمیت‌تر را ساده‌تر کنیم.</text:p>
        </text:list-item>
      </text:list>
      <text:p text:style-name="P4"/>
      <text:h text:style-name="P2" text:outline-level="3"><text:span text:style-name="Strong_20_Emphasis">4. نحوه اندازه‌گیری و تحلیل خطا</text:span></text:h>
      <text:p text:style-name="P6">برای تحلیل دقیق خطا، مراحل زیر را دنبال کن:</text:p>
      <text:h text:style-name="P3" text:outline-level="4"><text:span text:style-name="Strong_20_Emphasis">الف) شبیه‌سازی ورودی‌ها:</text:span></text:h>
      <text:list xml:id="list3967612615" text:style-name="L20">
        <text:list-item>
          <text:p text:style-name="P42">تمام ترکیب‌های ممکن ورودی‌ها را شبیه‌سازی کن (مثلاً در یک ضرب‌کننده 4×4، تعداد ترکیب‌ها 28=256 است).</text:p>
        </text:list-item>
        <text:list-item>
          <text:p text:style-name="P43">اگر تعداد ورودی‌ها زیاد است (مثلاً ضرب‌کننده 16×16)، از نمونه‌برداری تصادفی استفاده کن.</text:p>
        </text:list-item>
      </text:list>
      <text:h text:style-name="P3" text:outline-level="4"><text:soft-page-break/><text:span text:style-name="Strong_20_Emphasis">ب) مقایسه خروجی دقیق و تقریبی:</text:span></text:h>
      <text:list xml:id="list1253994184" text:style-name="L21">
        <text:list-item>
          <text:p text:style-name="P44">برای هر جفت ورودی، مقدار دقیق و تقریبی خروجی را محاسبه کن.</text:p>
        </text:list-item>
        <text:list-item>
          <text:p text:style-name="P45">اختلاف بین این دو مقدار را برای هر معیار خطا (MAE، MSE و غیره) محاسبه کن.</text:p>
        </text:list-item>
      </text:list>
      <text:h text:style-name="P3" text:outline-level="4"><text:span text:style-name="Strong_20_Emphasis">ج) تحلیل آماری:</text:span></text:h>
      <text:list xml:id="list1139656748" text:style-name="L22">
        <text:list-item>
          <text:p text:style-name="P46">میانگین، انحراف معیار و حداکثر خطا را استخراج کن.</text:p>
        </text:list-item>
        <text:list-item>
          <text:p text:style-name="P47">هیستوگرام یا نمودار پراکندگی خطا را رسم کن تا توزیع خطاها را بررسی کنی.</text:p>
        </text:list-item>
      </text:list>
      <text:h text:style-name="P3" text:outline-level="4"><text:span text:style-name="Strong_20_Emphasis">د) ارزیابی تأثیر در کاربرد:</text:span></text:h>
      <text:list xml:id="list2144962951" text:style-name="L23">
        <text:list-item>
          <text:p text:style-name="P48">تأثیر خطا را روی کاربرد خاص بررسی کن.<text:line-break/><text:span text:style-name="Strong_20_Emphasis">مثال:</text:span> در پردازش تصویر، بررسی کن که آیا خطاهای ضرب‌کننده کیفیت تصویر نهایی را کاهش می‌دهند یا خیر (معیار PSNR).</text:p>
        </text:list-item>
        <text:list-item>
          <text:p text:style-name="P49">اگر خطا در خروجی خیلی زیاد باشد، ممکن است نیاز به تغییر معماری یا افزایش دقت باشد.</text:p>
        </text:list-item>
      </text:list>
      <text:p text:style-name="P4"/>
      <text:h text:style-name="P2" text:outline-level="3"><text:span text:style-name="Strong_20_Emphasis">5. مثال عددی</text:span></text:h>
      <text:p text:style-name="P6">فرض کن یک ضرب‌کننده تقریبی 4×4 طراحی کرده‌ای. دو عدد A=13 و B=11 را وارد می‌کنی:</text:p>
      <text:list xml:id="list3266542372" text:style-name="L24">
        <text:list-item>
          <text:p text:style-name="P50"><text:span text:style-name="Strong_20_Emphasis">ضرب دقیق:</text:span> 13×11=143.</text:p>
        </text:list-item>
        <text:list-item>
          <text:p text:style-name="P51"><text:span text:style-name="Strong_20_Emphasis">ضرب تقریبی:</text:span> 13×11=140.</text:p>
        </text:list-item>
      </text:list>
      <text:h text:style-name="P3" text:outline-level="4">محاسبات خطا:</text:h>
      <text:list xml:id="list1485514041" text:style-name="L25">
        <text:list-item>
          <text:p text:style-name="P52"><text:span text:style-name="Strong_20_Emphasis">AE:</text:span> ∣143−140∣=3.</text:p>
        </text:list-item>
        <text:list-item>
          <text:p text:style-name="P52"><text:span text:style-name="Strong_20_Emphasis">RE:</text:span> (3/143)×100≈2.1%.</text:p>
        </text:list-item>
        <text:list-item>
          <text:p text:style-name="P53"><text:span text:style-name="Strong_20_Emphasis">MSE:</text:span> اگر این تنها داده باشد: MSE=32=9.</text:p>
        </text:list-item>
      </text:list>
      <text:p text:style-name="P4"/>
      <text:h text:style-name="P2" text:outline-level="3"><text:span text:style-name="Strong_20_Emphasis">6. ابزارهای تحلیل خطا</text:span></text:h>
      <text:list xml:id="list550330107" text:style-name="L26">
        <text:list-item>
          <text:p text:style-name="P54"><text:span text:style-name="Strong_20_Emphasis">MATLAB:</text:span> برای شبیه‌سازی و رسم نمودار خطاها.</text:p>
        </text:list-item>
        <text:list-item>
          <text:p text:style-name="P54"><text:span text:style-name="Strong_20_Emphasis">Python (NumPy/Matplotlib):</text:span> برای محاسبات خطا و تحلیل آماری.</text:p>
        </text:list-item>
        <text:list-item>
          <text:p text:style-name="P55"><text:span text:style-name="Strong_20_Emphasis">Spice یا HSPICE:</text:span> برای بررسی دقیق‌تر تأثیر خطاها در سطح گیت.</text:p>
        </text:list-item>
      </text:list>
      <text:p text:style-name="P4"/>
      <text:h text:style-name="P2" text:outline-level="3"><text:span text:style-name="Strong_20_Emphasis">7. بهینه‌سازی با توجه به خطا</text:span></text:h>
      <text:p text:style-name="P6">بعد از تحلیل خطا، بهینه‌سازی مدار ممکن است شامل:</text:p>
      <text:list xml:id="list2620838589" text:style-name="L27">
        <text:list-item>
          <text:p text:style-name="P56"><text:span text:style-name="Strong_20_Emphasis">کاهش خطاهای بحرانی:</text:span></text:p>
          <text:list>
            <text:list-item>
              <text:p text:style-name="P56">بهبود دقت بیت‌های با وزن بالا.</text:p>
            </text:list-item>
          </text:list>
        </text:list-item>
        <text:list-item>
          <text:p text:style-name="P56"><text:span text:style-name="Strong_20_Emphasis">کاهش خطای کلی:</text:span></text:p>
          <text:list>
            <text:list-item>
              <text:p text:style-name="P56">معماری مدار را تغییر بده تا خطای MAE یا MSE کاهش یابد.</text:p>
            </text:list-item>
          </text:list>
        </text:list-item>
        <text:list-item>
          <text:p text:style-name="P56"><text:soft-page-break/><text:span text:style-name="Strong_20_Emphasis">تعادل دقت و کارایی:</text:span></text:p>
          <text:list>
            <text:list-item>
              <text:p text:style-name="P57">اگر خطاها در محدوده مجاز هستند، می‌توان توان یا مساحت مدار را بیشتر کاهش داد.</text:p>
            </text:list-item>
          </text:list>
        </text:list-item>
      </text:list>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20:10:11.248174593</meta:creation-date>
    <dc:date>2025-01-23T20:15:50.956094618</dc:date>
    <meta:editing-duration>PT5M40S</meta:editing-duration>
    <meta:editing-cycles>1</meta:editing-cycles>
    <meta:generator>LibreOffice/7.3.7.2$Linux_X86_64 LibreOffice_project/30$Build-2</meta:generator>
    <meta:document-statistic meta:table-count="0" meta:image-count="0" meta:object-count="0" meta:page-count="7" meta:paragraph-count="138" meta:word-count="1445" meta:character-count="8104" meta:non-whitespace-character-count="6512"/>
  </office:meta>
</office:document-meta>
</file>